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compass</text:p>
          </table:table-cell>
          <table:table-cell/>
          <table:table-cell office:value-type="string" calcext:value-type="string">
            <text:p>diff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756" calcext:value-type="float">
            <text:p>0.9756</text:p>
          </table:table-cell>
          <table:table-cell office:value-type="float" office:value="0.2057" calcext:value-type="float">
            <text:p>0.2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741" calcext:value-type="float">
            <text:p>23.741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G2]-[.F2]" office:value-type="float" office:value="155.259" calcext:value-type="float">
            <text:p>155.2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855" calcext:value-type="float">
            <text:p>0.5855</text:p>
          </table:table-cell>
          <table:table-cell office:value-type="float" office:value="0.8106" calcext:value-type="float">
            <text:p>0.8106</text:p>
          </table:table-cell>
          <table:table-cell table:number-columns-repeated="2"/>
          <table:table-cell office:value-type="float" office:value="108.319" calcext:value-type="float">
            <text:p>108.319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[.G3]-[.F3]" office:value-type="float" office:value="157.681" calcext:value-type="float">
            <text:p>157.6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8113" calcext:value-type="float">
            <text:p>-0.18113</text:p>
          </table:table-cell>
          <table:table-cell office:value-type="float" office:value="0.98345" calcext:value-type="float">
            <text:p>0.98345</text:p>
          </table:table-cell>
          <table:table-cell table:number-columns-repeated="2"/>
          <table:table-cell office:value-type="float" office:value="-159.129" calcext:value-type="float">
            <text:p>-159.1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]-[.F4]" office:value-type="float" office:value="159.129" calcext:value-type="float">
            <text:p>159.1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797896" calcext:value-type="float">
            <text:p>-0.797896</text:p>
          </table:table-cell>
          <table:table-cell office:value-type="float" office:value="0.60279" calcext:value-type="float">
            <text:p>0.60279</text:p>
          </table:table-cell>
          <table:table-cell table:number-columns-repeated="2"/>
          <table:table-cell office:value-type="float" office:value="-74.14" calcext:value-type="float">
            <text:p>-74.1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G5]-[.F5]" office:value-type="float" office:value="164.14" calcext:value-type="float">
            <text:p>164.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99596" calcext:value-type="float">
            <text:p>-0.99596</text:p>
          </table:table-cell>
          <table:table-cell office:value-type="float" office:value="-0.089774" calcext:value-type="float">
            <text:p>-0.089774</text:p>
          </table:table-cell>
          <table:table-cell table:number-columns-repeated="2"/>
          <table:table-cell office:value-type="float" office:value="10.301" calcext:value-type="float">
            <text:p>10.301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G6]-[.F6]" office:value-type="float" office:value="168.699" calcext:value-type="float">
            <text:p>168.699</text:p>
          </table:table-cell>
          <table:table-cell table:formula="of:=[.I6]-[.$I$2]" office:value-type="float" office:value="13.44" calcext:value-type="float">
            <text:p>13.44</text:p>
          </table:table-cell>
          <table:table-cell table:formula="of:=[.J6]/[.$I$2]" office:value-type="float" office:value="0.0865650300465673" calcext:value-type="float">
            <text:p>0.0865650300465673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G7]-[.F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994983" calcext:value-type="float">
            <text:p>0.994983</text:p>
          </table:table-cell>
          <table:table-cell office:value-type="float" office:value="0.100038" calcext:value-type="float">
            <text:p>0.100038</text:p>
          </table:table-cell>
          <table:table-cell table:number-columns-repeated="2"/>
          <table:table-cell office:value-type="float" office:value="11.483" calcext:value-type="float">
            <text:p>11.483</text:p>
          </table:table-cell>
          <table:table-cell table:number-columns-repeated="2"/>
          <table:table-cell table:formula="of:=[.G8]-[.F8]" office:value-type="float" office:value="-11.483" calcext:value-type="float">
            <text:p>-11.483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9981" calcext:value-type="float">
            <text:p>-0.9981</text:p>
          </table:table-cell>
          <table:table-cell office:value-type="float" office:value="0.0615878" calcext:value-type="float">
            <text:p>0.0615878</text:p>
          </table:table-cell>
          <table:table-cell table:number-columns-repeated="5"/>
          <table:table-cell office:value-type="float" office:value="-7.062" calcext:value-type="float">
            <text:p>-7.062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97439" calcext:value-type="float">
            <text:p>0.997439</text:p>
          </table:table-cell>
          <table:table-cell office:value-type="float" office:value="0.071518" calcext:value-type="float">
            <text:p>0.071518</text:p>
          </table:table-cell>
          <table:table-cell table:number-columns-repeated="2"/>
          <table:table-cell office:value-type="float" office:value="8.202" calcext:value-type="float">
            <text:p>8.202</text:p>
          </table:table-cell>
          <table:table-cell table:number-columns-repeated="2"/>
          <table:table-cell table:formula="of:=[.G10]-[.F10]" office:value-type="float" office:value="-8.202" calcext:value-type="float">
            <text:p>-8.202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G11]-[.F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G12]-[.F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G13]-[.F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G14]-[.F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G15]-[.F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G16]-[.F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G17]-[.F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G18]-[.F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G19]-[.F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G20]-[.F20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9135" calcext:value-type="float">
            <text:p>0.99135</text:p>
          </table:table-cell>
          <table:table-cell office:value-type="float" office:value="-0.13123" calcext:value-type="float">
            <text:p>-0.13123</text:p>
          </table:table-cell>
          <table:table-cell table:number-columns-repeated="2"/>
          <table:table-cell office:value-type="float" office:value="-15.081" calcext:value-type="float">
            <text:p>-15.081</text:p>
          </table:table-cell>
          <table:table-cell table:formula="of:=2*ATAN2([.C24];[.B24])" office:value-type="float" office:value="3.40481238125433" calcext:value-type="float">
            <text:p>3.40481238125433</text:p>
          </table:table-cell>
          <table:table-cell table:formula="of:=180-DEGREES([.G24])" office:value-type="float" office:value="-15.081379479761" calcext:value-type="float">
            <text:p>-15.081379479761</text:p>
          </table:table-cell>
          <table:table-cell table:formula="of:=DEGREES([.G24])" office:value-type="float" office:value="195.081379479761" calcext:value-type="float">
            <text:p>195.0813794797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98146456" calcext:value-type="float">
            <text:p>-0.98146456</text:p>
          </table:table-cell>
          <table:table-cell office:value-type="float" office:value="0.19164381" calcext:value-type="float">
            <text:p>0.19164381</text:p>
          </table:table-cell>
          <table:table-cell table:number-columns-repeated="2"/>
          <table:table-cell office:value-type="float" office:value="-22.097" calcext:value-type="float">
            <text:p>-22.097</text:p>
          </table:table-cell>
          <table:table-cell table:formula="of:=2*ATAN2([.C25];[.B25])" office:value-type="float" office:value="-2.75591920448517" calcext:value-type="float">
            <text:p>-2.75591920448517</text:p>
          </table:table-cell>
          <table:table-cell table:formula="of:=180-DEGREES([.G25])" office:value-type="float" office:value="337.902539096052" calcext:value-type="float">
            <text:p>337.902539096052</text:p>
          </table:table-cell>
          <table:table-cell table:formula="of:=DEGREES([.G25])" office:value-type="float" office:value="-157.902539096052" calcext:value-type="float">
            <text:p>-157.902539096052</text:p>
          </table:table-cell>
          <table:table-cell table:number-columns-repeated="7"/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-0.997742" calcext:value-type="float">
            <text:p>-0.997742</text:p>
          </table:table-cell>
          <table:table-cell office:value-type="float" office:value="0.06715119" calcext:value-type="float">
            <text:p>0.06715119</text:p>
          </table:table-cell>
          <table:table-cell table:number-columns-repeated="2"/>
          <table:table-cell office:value-type="float" office:value="-7.701" calcext:value-type="float">
            <text:p>-7.701</text:p>
          </table:table-cell>
          <table:table-cell table:formula="of:=2*ATAN2([.C26];[.B26])" office:value-type="float" office:value="-3.00718902469459" calcext:value-type="float">
            <text:p>-3.00718902469459</text:p>
          </table:table-cell>
          <table:table-cell table:formula="of:=180-DEGREES([.G26])" office:value-type="float" office:value="352.299239313062" calcext:value-type="float">
            <text:p>352.299239313062</text:p>
          </table:table-cell>
          <table:table-cell table:formula="of:=DEGREES([.G26])" office:value-type="float" office:value="-172.299239313062" calcext:value-type="float">
            <text:p>-172.299239313062</text:p>
          </table:table-cell>
          <table:table-cell table:number-columns-repeated="7"/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997411" calcext:value-type="float">
            <text:p>-0.997411</text:p>
          </table:table-cell>
          <table:table-cell office:value-type="float" office:value="0.071903" calcext:value-type="float">
            <text:p>0.071903</text:p>
          </table:table-cell>
          <table:table-cell table:number-columns-repeated="2"/>
          <table:table-cell office:value-type="float" office:value="-8.247" calcext:value-type="float">
            <text:p>-8.247</text:p>
          </table:table-cell>
          <table:table-cell table:formula="of:=2*ATAN2([.C27];[.B27])" office:value-type="float" office:value="-2.99766236006168" calcext:value-type="float">
            <text:p>-2.99766236006168</text:p>
          </table:table-cell>
          <table:table-cell table:formula="of:=180-DEGREES([.G27])" office:value-type="float" office:value="351.75340163676" calcext:value-type="float">
            <text:p>351.75340163676</text:p>
          </table:table-cell>
          <table:table-cell table:formula="of:=DEGREES([.G27])" office:value-type="float" office:value="-171.75340163676" calcext:value-type="float">
            <text:p>-171.753401636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90331" calcext:value-type="float">
            <text:p>0.990331</text:p>
          </table:table-cell>
          <table:table-cell office:value-type="float" office:value="-0.1387221" calcext:value-type="float">
            <text:p>-0.1387221</text:p>
          </table:table-cell>
          <table:table-cell table:number-columns-repeated="2"/>
          <table:table-cell office:value-type="float" office:value="-15.948" calcext:value-type="float">
            <text:p>-15.948</text:p>
          </table:table-cell>
          <table:table-cell table:formula="of:=2*ATAN2([.C28];[.B28])" office:value-type="float" office:value="3.41993459318726" calcext:value-type="float">
            <text:p>3.41993459318726</text:p>
          </table:table-cell>
          <table:table-cell table:formula="of:=180-DEGREES([.G28])" office:value-type="float" office:value="-15.94781840042" calcext:value-type="float">
            <text:p>-15.94781840042</text:p>
          </table:table-cell>
          <table:table-cell table:formula="of:=DEGREES([.G28])" office:value-type="float" office:value="195.94781840042" calcext:value-type="float">
            <text:p>195.94781840042</text:p>
          </table:table-cell>
          <table:table-cell table:number-columns-repeated="7"/>
        </table:table-row>
        <table:table-row table:style-name="ro1">
          <table:table-cell office:value-type="float" office:value="0.405" calcext:value-type="float">
            <text:p>0.405</text:p>
          </table:table-cell>
          <table:table-cell table:number-columns-repeated="2" office:value-type="float" office:value="0.08420584" calcext:value-type="float">
            <text:p>0.08420584</text:p>
          </table:table-cell>
          <table:table-cell table:number-columns-repeated="3"/>
          <table:table-cell table:formula="of:=2*ATAN2([.C29];[.B29])" office:value-type="float" office:value="1.5707963267949" calcext:value-type="float">
            <text:p>1.5707963267949</text:p>
          </table:table-cell>
          <table:table-cell table:formula="of:=180-DEGREES([.G29])" office:value-type="float" office:value="90" calcext:value-type="float">
            <text:p>90</text:p>
          </table:table-cell>
          <table:table-cell table:formula="of:=DEGREES([.G29])" office:value-type="float" office:value="90" calcext:value-type="float">
            <text:p>90</text:p>
          </table:table-cell>
          <table:table-cell/>
          <table:table-cell office:value-type="string" calcext:value-type="string">
            <text:p>2 rotation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87375" calcext:value-type="float">
            <text:p>0.987375</text:p>
          </table:table-cell>
          <table:table-cell office:value-type="float" office:value="0.158399" calcext:value-type="float">
            <text:p>0.158399</text:p>
          </table:table-cell>
          <table:table-cell table:number-columns-repeated="3"/>
          <table:table-cell table:formula="of:=2*ATAN2([.C30];[.B30])" office:value-type="float" office:value="2.82345465379234" calcext:value-type="float">
            <text:p>2.82345465379234</text:p>
          </table:table-cell>
          <table:table-cell table:formula="of:=180-DEGREES([.G30])" office:value-type="float" office:value="18.2279646911281" calcext:value-type="float">
            <text:p>18.2279646911281</text:p>
          </table:table-cell>
          <table:table-cell table:formula="of:=DEGREES([.G30])" office:value-type="float" office:value="161.772035308872" calcext:value-type="float">
            <text:p>161.772035308872</text:p>
          </table:table-cell>
          <table:table-cell/>
          <table:table-cell office:value-type="string" calcext:value-type="string">
            <text:p>2<text:span text:style-name="T1">nd</text:span> 2 rotation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99986648" calcext:value-type="float">
            <text:p>0.999986648</text:p>
          </table:table-cell>
          <table:table-cell office:value-type="float" office:value="-0.0051648" calcext:value-type="float">
            <text:p>-0.0051648</text:p>
          </table:table-cell>
          <table:table-cell table:number-columns-repeated="3"/>
          <table:table-cell table:formula="of:=2*ATAN2([.C31];[.B31])" office:value-type="float" office:value="3.15192229966234" calcext:value-type="float">
            <text:p>3.15192229966234</text:p>
          </table:table-cell>
          <table:table-cell table:formula="of:=180-DEGREES([.G31])" office:value-type="float" office:value="-0.59184512382069" calcext:value-type="float">
            <text:p>-0.59184512382069</text:p>
          </table:table-cell>
          <table:table-cell table:formula="of:=DEGREES([.G31])" office:value-type="float" office:value="180.591845123821" calcext:value-type="float">
            <text:p>180.591845123821</text:p>
          </table:table-cell>
          <table:table-cell/>
          <table:table-cell office:value-type="string" calcext:value-type="string">
            <text:p>-2 rotation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88662958" calcext:value-type="float">
            <text:p>0.988662958</text:p>
          </table:table-cell>
          <table:table-cell office:value-type="float" office:value="0.1501518" calcext:value-type="float">
            <text:p>0.1501518</text:p>
          </table:table-cell>
          <table:table-cell table:number-columns-repeated="3"/>
          <table:table-cell table:formula="of:=2*ATAN2([.C32];[.B32])" office:value-type="float" office:value="2.84014903136851" calcext:value-type="float">
            <text:p>2.84014903136851</text:p>
          </table:table-cell>
          <table:table-cell table:formula="of:=180-DEGREES([.G32])" office:value-type="float" office:value="17.2714473144154" calcext:value-type="float">
            <text:p>17.2714473144154</text:p>
          </table:table-cell>
          <table:table-cell table:formula="of:=DEGREES([.G32])" office:value-type="float" office:value="162.728552685585" calcext:value-type="float">
            <text:p>162.728552685585</text:p>
          </table:table-cell>
          <table:table-cell/>
          <table:table-cell office:value-type="string" calcext:value-type="string">
            <text:p>-2 more rotation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51562762" calcext:value-type="float">
            <text:p>0.951562762</text:p>
          </table:table-cell>
          <table:table-cell office:value-type="float" office:value="0.3074545" calcext:value-type="float">
            <text:p>0.3074545</text:p>
          </table:table-cell>
          <table:table-cell table:number-columns-repeated="3"/>
          <table:table-cell table:formula="of:=2*ATAN2([.C33];[.B33])" office:value-type="float" office:value="2.51655904238133" calcext:value-type="float">
            <text:p>2.51655904238133</text:p>
          </table:table-cell>
          <table:table-cell table:formula="of:=180-DEGREES([.G33])" office:value-type="float" office:value="35.8117879760658" calcext:value-type="float">
            <text:p>35.8117879760658</text:p>
          </table:table-cell>
          <table:table-cell table:formula="of:=DEGREES([.G33])" office:value-type="float" office:value="144.188212023934" calcext:value-type="float">
            <text:p>144.188212023934</text:p>
          </table:table-cell>
          <table:table-cell/>
          <table:table-cell office:value-type="string" calcext:value-type="string">
            <text:p>-2 more rotations</text:p>
          </table:table-cell>
          <table:table-cell table:number-columns-repeated="5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989252" calcext:value-type="float">
            <text:p>0.989252</text:p>
          </table:table-cell>
          <table:table-cell office:value-type="float" office:value="-0.146217" calcext:value-type="float">
            <text:p>-0.146217</text:p>
          </table:table-cell>
          <table:table-cell table:number-columns-repeated="3"/>
          <table:table-cell table:formula="of:=2*ATAN2([.C34];[.B34])" office:value-type="float" office:value="3.43507897714543" calcext:value-type="float">
            <text:p>3.43507897714543</text:p>
          </table:table-cell>
          <table:table-cell table:formula="of:=180-DEGREES([.G34])" office:value-type="float" office:value="-16.8155276845491" calcext:value-type="float">
            <text:p>-16.8155276845491</text:p>
          </table:table-cell>
          <table:table-cell table:formula="of:=DEGREES([.G34])" office:value-type="float" office:value="196.815527684549" calcext:value-type="float">
            <text:p>196.815527684549</text:p>
          </table:table-cell>
          <table:table-cell/>
          <table:table-cell office:value-type="string" calcext:value-type="string">
            <text:p>2 rotations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9098" calcext:value-type="float">
            <text:p>0.99098</text:p>
          </table:table-cell>
          <table:table-cell office:value-type="float" office:value="-0.1340096" calcext:value-type="float">
            <text:p>-0.1340096</text:p>
          </table:table-cell>
          <table:table-cell table:number-columns-repeated="3"/>
          <table:table-cell table:formula="of:=2*ATAN2([.C35];[.B35])" office:value-type="float" office:value="3.41042062274787" calcext:value-type="float">
            <text:p>3.41042062274787</text:p>
          </table:table-cell>
          <table:table-cell table:formula="of:=180-DEGREES([.G35])" office:value-type="float" office:value="-15.4027080478311" calcext:value-type="float">
            <text:p>-15.4027080478311</text:p>
          </table:table-cell>
          <table:table-cell table:formula="of:=DEGREES([.G35])" office:value-type="float" office:value="195.402708047831" calcext:value-type="float">
            <text:p>195.402708047831</text:p>
          </table:table-cell>
          <table:table-cell/>
          <table:table-cell office:value-type="string" calcext:value-type="string">
            <text:p>2 rotations</text:p>
          </table:table-cell>
          <table:table-cell table:number-columns-repeated="5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9973" calcext:value-type="float">
            <text:p>-0.9973</text:p>
          </table:table-cell>
          <table:table-cell office:value-type="float" office:value="0.073101" calcext:value-type="float">
            <text:p>0.073101</text:p>
          </table:table-cell>
          <table:table-cell table:number-columns-repeated="3"/>
          <table:table-cell table:formula="of:=2*ATAN2([.C36];[.B36])" office:value-type="float" office:value="-2.99525653986133" calcext:value-type="float">
            <text:p>-2.99525653986133</text:p>
          </table:table-cell>
          <table:table-cell table:formula="of:=180-DEGREES([.G36])" office:value-type="float" office:value="351.615558293013" calcext:value-type="float">
            <text:p>351.615558293013</text:p>
          </table:table-cell>
          <table:table-cell table:formula="of:=DEGREES([.G36])" office:value-type="float" office:value="-171.615558293013" calcext:value-type="float">
            <text:p>-171.615558293013</text:p>
          </table:table-cell>
          <table:table-cell/>
          <table:table-cell office:value-type="string" calcext:value-type="string">
            <text:p>2 rotations</text:p>
          </table:table-cell>
          <table:table-cell table:number-columns-repeated="5"/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99010747" calcext:value-type="float">
            <text:p>0.99010747</text:p>
          </table:table-cell>
          <table:table-cell office:value-type="float" office:value="-0.14031098" calcext:value-type="float">
            <text:p>-0.14031098</text:p>
          </table:table-cell>
          <table:table-cell table:number-columns-repeated="3"/>
          <table:table-cell table:formula="of:=2*ATAN2([.C37];[.B37])" office:value-type="float" office:value="3.42314364705388" calcext:value-type="float">
            <text:p>3.42314364705388</text:p>
          </table:table-cell>
          <table:table-cell table:formula="of:=180-DEGREES([.G37])" office:value-type="float" office:value="-16.1316836432079" calcext:value-type="float">
            <text:p>-16.1316836432079</text:p>
          </table:table-cell>
          <table:table-cell table:formula="of:=DEGREES([.G37])" office:value-type="float" office:value="196.131683643208" calcext:value-type="float">
            <text:p>196.131683643208</text:p>
          </table:table-cell>
          <table:table-cell/>
          <table:table-cell office:value-type="string" calcext:value-type="string">
            <text:p>2 rotation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9155747" calcext:value-type="float">
            <text:p>0.99155747</text:p>
          </table:table-cell>
          <table:table-cell office:value-type="float" office:value="-0.1296681" calcext:value-type="float">
            <text:p>-0.1296681</text:p>
          </table:table-cell>
          <table:table-cell table:number-columns-repeated="3"/>
          <table:table-cell table:formula="of:=2*ATAN2([.C38];[.B38])" office:value-type="float" office:value="3.40166114220628" calcext:value-type="float">
            <text:p>3.40166114220628</text:p>
          </table:table-cell>
          <table:table-cell table:formula="of:=180-DEGREES([.G38])" office:value-type="float" office:value="-14.900826782071" calcext:value-type="float">
            <text:p>-14.900826782071</text:p>
          </table:table-cell>
          <table:table-cell table:formula="of:=DEGREES([.G38])" office:value-type="float" office:value="194.900826782071" calcext:value-type="float">
            <text:p>194.900826782071</text:p>
          </table:table-cell>
          <table:table-cell/>
          <table:table-cell office:value-type="string" calcext:value-type="string">
            <text:p>reload and then 2 rotations</text:p>
          </table:table-cell>
          <table:table-cell table:number-columns-repeated="5"/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0.99155" calcext:value-type="float">
            <text:p>0.99155</text:p>
          </table:table-cell>
          <table:table-cell office:value-type="float" office:value="-0.129657" calcext:value-type="float">
            <text:p>-0.129657</text:p>
          </table:table-cell>
          <table:table-cell table:number-columns-repeated="3"/>
          <table:table-cell table:formula="of:=2*ATAN2([.C39];[.B39])" office:value-type="float" office:value="3.40164106669492" calcext:value-type="float">
            <text:p>3.40164106669492</text:p>
          </table:table-cell>
          <table:table-cell table:formula="of:=180-DEGREES([.G39])" office:value-type="float" office:value="-14.8996765399985" calcext:value-type="float">
            <text:p>-14.8996765399985</text:p>
          </table:table-cell>
          <table:table-cell table:formula="of:=DEGREES([.G39])" office:value-type="float" office:value="194.899676539999" calcext:value-type="float">
            <text:p>194.899676539999</text:p>
          </table:table-cell>
          <table:table-cell/>
          <table:table-cell office:value-type="string" calcext:value-type="string">
            <text:p>2 rotations</text:p>
          </table:table-cell>
          <table:table-cell table:number-columns-repeated="5"/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0.980139" calcext:value-type="float">
            <text:p>0.980139</text:p>
          </table:table-cell>
          <table:table-cell office:value-type="float" office:value="-0.198307" calcext:value-type="float">
            <text:p>-0.198307</text:p>
          </table:table-cell>
          <table:table-cell table:number-columns-repeated="3"/>
          <table:table-cell table:formula="of:=2*ATAN2([.C40];[.B40])" office:value-type="float" office:value="3.54085366015203" calcext:value-type="float">
            <text:p>3.54085366015203</text:p>
          </table:table-cell>
          <table:table-cell table:formula="of:=180-DEGREES([.G40])" office:value-type="float" office:value="-22.8759706001611" calcext:value-type="float">
            <text:p>-22.8759706001611</text:p>
          </table:table-cell>
          <table:table-cell table:formula="of:=DEGREES([.G40])" office:value-type="float" office:value="202.875970600161" calcext:value-type="float">
            <text:p>202.8759706001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920145" calcext:value-type="float">
            <text:p>0.9920145</text:p>
          </table:table-cell>
          <table:table-cell office:value-type="float" office:value="-0.1261231" calcext:value-type="float">
            <text:p>-0.1261231</text:p>
          </table:table-cell>
          <table:table-cell table:number-columns-repeated="3"/>
          <table:table-cell table:formula="of:=2*ATAN2([.C41];[.B41])" office:value-type="float" office:value="3.39451245951619" calcext:value-type="float">
            <text:p>3.39451245951619</text:p>
          </table:table-cell>
          <table:table-cell table:formula="of:=180-DEGREES([.G41])" office:value-type="float" office:value="-14.4912374348501" calcext:value-type="float">
            <text:p>-14.4912374348501</text:p>
          </table:table-cell>
          <table:table-cell table:formula="of:=DEGREES([.G41])" office:value-type="float" office:value="194.49123743485" calcext:value-type="float">
            <text:p>194.49123743485</text:p>
          </table:table-cell>
          <table:table-cell/>
          <table:table-cell office:value-type="string" calcext:value-type="string">
            <text:p>reload and then 2 rotation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681016" calcext:value-type="float">
            <text:p>0.9681016</text:p>
          </table:table-cell>
          <table:table-cell office:value-type="float" office:value="-0.25055" calcext:value-type="float">
            <text:p>-0.25055</text:p>
          </table:table-cell>
          <table:table-cell table:number-columns-repeated="3"/>
          <table:table-cell table:formula="of:=2*ATAN2([.C42];[.B42])" office:value-type="float" office:value="3.64809035489982" calcext:value-type="float">
            <text:p>3.64809035489982</text:p>
          </table:table-cell>
          <table:table-cell table:formula="of:=180-DEGREES([.G42])" office:value-type="float" office:value="-29.0201806181422" calcext:value-type="float">
            <text:p>-29.0201806181422</text:p>
          </table:table-cell>
          <table:table-cell table:formula="of:=DEGREES([.G42])" office:value-type="float" office:value="209.020180618142" calcext:value-type="float">
            <text:p>209.020180618142</text:p>
          </table:table-cell>
          <table:table-cell/>
          <table:table-cell office:value-type="string" calcext:value-type="string">
            <text:p>Total 4 rotations</text:p>
          </table:table-cell>
          <table:table-cell table:number-columns-repeated="5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997295" calcext:value-type="float">
            <text:p>-0.997295</text:p>
          </table:table-cell>
          <table:table-cell office:value-type="float" office:value="0.073496207" calcext:value-type="float">
            <text:p>0.073496207</text:p>
          </table:table-cell>
          <table:table-cell table:number-columns-repeated="3"/>
          <table:table-cell table:formula="of:=2*ATAN2([.C43];[.B43])" office:value-type="float" office:value="-2.99446750924463" calcext:value-type="float">
            <text:p>-2.99446750924463</text:p>
          </table:table-cell>
          <table:table-cell table:formula="of:=180-DEGREES([.G43])" office:value-type="float" office:value="351.570350168769" calcext:value-type="float">
            <text:p>351.570350168769</text:p>
          </table:table-cell>
          <table:table-cell table:formula="of:=DEGREES([.G43])" office:value-type="float" office:value="-171.570350168769" calcext:value-type="float">
            <text:p>-171.5703501687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912975" calcext:value-type="float">
            <text:p>0.9912975</text:p>
          </table:table-cell>
          <table:table-cell office:value-type="float" office:value="-0.1316404342" calcext:value-type="float">
            <text:p>-0.1316404342</text:p>
          </table:table-cell>
          <table:table-cell table:number-columns-repeated="3"/>
          <table:table-cell table:formula="of:=2*ATAN2([.C44];[.B44])" office:value-type="float" office:value="3.40563992994125" calcext:value-type="float">
            <text:p>3.40563992994125</text:p>
          </table:table-cell>
          <table:table-cell table:formula="of:=180-DEGREES([.G44])" office:value-type="float" office:value="-15.1287945268631" calcext:value-type="float">
            <text:p>-15.1287945268631</text:p>
          </table:table-cell>
          <table:table-cell table:formula="of:=DEGREES([.G44])" office:value-type="float" office:value="195.128794526863" calcext:value-type="float">
            <text:p>195.1287945268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90107953548" calcext:value-type="float">
            <text:p>0.990107953548</text:p>
          </table:table-cell>
          <table:table-cell office:value-type="float" office:value="-0.1403076" calcext:value-type="float">
            <text:p>-0.1403076</text:p>
          </table:table-cell>
          <table:table-cell table:number-columns-repeated="3"/>
          <table:table-cell table:formula="of:=2*ATAN2([.C45];[.B45])" office:value-type="float" office:value="3.42313681823305" calcext:value-type="float">
            <text:p>3.42313681823305</text:p>
          </table:table-cell>
          <table:table-cell table:formula="of:=180-DEGREES([.G45])" office:value-type="float" office:value="-16.1312923805949" calcext:value-type="float">
            <text:p>-16.1312923805949</text:p>
          </table:table-cell>
          <table:table-cell table:formula="of:=DEGREES([.G45])" office:value-type="float" office:value="196.131292380595" calcext:value-type="float">
            <text:p>196.1312923805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rock back and forth back to 1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9798275" calcext:value-type="float">
            <text:p>-0.9798275</text:p>
          </table:table-cell>
          <table:table-cell office:value-type="float" office:value="0.1998447" calcext:value-type="float">
            <text:p>0.1998447</text:p>
          </table:table-cell>
          <table:table-cell table:number-columns-repeated="3"/>
          <table:table-cell table:formula="of:=2*ATAN2([.C46];[.B46])" office:value-type="float" office:value="-2.73919377779712" calcext:value-type="float">
            <text:p>-2.73919377779712</text:p>
          </table:table-cell>
          <table:table-cell table:formula="of:=180-DEGREES([.G46])" office:value-type="float" office:value="336.944242736271" calcext:value-type="float">
            <text:p>336.944242736271</text:p>
          </table:table-cell>
          <table:table-cell table:formula="of:=DEGREES([.G46])" office:value-type="float" office:value="-156.944242736271" calcext:value-type="float">
            <text:p>-156.9442427362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big pause during rota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64629411" calcext:value-type="float">
            <text:p>0.964629411</text:p>
          </table:table-cell>
          <table:table-cell office:value-type="float" office:value="-0.26360973" calcext:value-type="float">
            <text:p>-0.26360973</text:p>
          </table:table-cell>
          <table:table-cell table:number-columns-repeated="3"/>
          <table:table-cell table:formula="of:=2*ATAN2([.C47];[.B47])" office:value-type="float" office:value="3.67511743645521" calcext:value-type="float">
            <text:p>3.67511743645521</text:p>
          </table:table-cell>
          <table:table-cell table:formula="of:=180-DEGREES([.G47])" office:value-type="float" office:value="-30.5687183238218" calcext:value-type="float">
            <text:p>-30.5687183238218</text:p>
          </table:table-cell>
          <table:table-cell table:formula="of:=DEGREES([.G47])" office:value-type="float" office:value="210.568718323822" calcext:value-type="float">
            <text:p>210.5687183238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ENC LEFT</text:p>
          </table:table-cell>
          <table:table-cell office:value-type="string" calcext:value-type="string">
            <text:p>ENC RIGHT</text:p>
          </table:table-cell>
          <table:table-cell/>
        </table:table-row>
        <table:table-row table:style-name="ro1">
          <table:table-cell/>
          <table:table-cell office:value-type="float" office:value="0.94119453" calcext:value-type="float">
            <text:p>0.94119453</text:p>
          </table:table-cell>
          <table:table-cell office:value-type="float" office:value="0.3378651142" calcext:value-type="float">
            <text:p>0.3378651142</text:p>
          </table:table-cell>
          <table:table-cell table:number-columns-repeated="3"/>
          <table:table-cell table:formula="of:=2*ATAN2([.C48];[.B48])" office:value-type="float" office:value="2.45229724846003" calcext:value-type="float">
            <text:p>2.45229724846003</text:p>
          </table:table-cell>
          <table:table-cell table:formula="of:=180-DEGREES([.G48])" office:value-type="float" office:value="39.4937175516954" calcext:value-type="float">
            <text:p>39.4937175516954</text:p>
          </table:table-cell>
          <table:table-cell table:formula="of:=DEGREES([.G48])" office:value-type="float" office:value="140.506282448305" calcext:value-type="float">
            <text:p>140.5062824483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string" calcext:value-type="string">
            <text:p>171062,</text:p>
          </table:table-cell>
          <table:table-cell office:value-type="string" calcext:value-type="string">
            <text:p>-38003,</text:p>
          </table:table-cell>
          <table:table-cell office:value-type="string" calcext:value-type="string">
            <text:p>data: '{"LogicVoltage":0.0,"MainVoltage":0.0,"Encoder_Left":171062,"Encoder_Right":-38003,"LeftMotorCurrent":0.000,"RightMotorCurrent":0.000,"LeftMotorSpeed":0,"RightMotorSpeed":0,"Error":0}'</text:p>
          </table:table-cell>
        </table:table-row>
        <table:table-row table:style-name="ro1">
          <table:table-cell/>
          <table:table-cell office:value-type="float" office:value="-0.890123844146729" calcext:value-type="float">
            <text:p>-0.890123844146729</text:p>
          </table:table-cell>
          <table:table-cell office:value-type="float" office:value="0.455718696117401" calcext:value-type="float">
            <text:p>0.455718696117401</text:p>
          </table:table-cell>
          <table:table-cell table:number-columns-repeated="3"/>
          <table:table-cell table:formula="of:=2*ATAN2([.C49];[.B49])" office:value-type="float" office:value="-2.19523372985155" calcext:value-type="float">
            <text:p>-2.19523372985155</text:p>
          </table:table-cell>
          <table:table-cell table:formula="of:=180-DEGREES([.G49])" office:value-type="float" office:value="305.777627765256" calcext:value-type="float">
            <text:p>305.777627765256</text:p>
          </table:table-cell>
          <table:table-cell table:formula="of:=DEGREES([.G49])" office:value-type="float" office:value="-125.777627765256" calcext:value-type="float">
            <text:p>-125.77762776525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854387104511261" calcext:value-type="float">
            <text:p>0.854387104511261</text:p>
          </table:table-cell>
          <table:table-cell office:value-type="float" office:value="-0.519637048244476" calcext:value-type="float">
            <text:p>-0.519637048244476</text:p>
          </table:table-cell>
          <table:table-cell table:number-columns-repeated="3"/>
          <table:table-cell table:formula="of:=2*ATAN2([.C50];[.B50])" office:value-type="float" office:value="4.23444483454031" calcext:value-type="float">
            <text:p>4.23444483454031</text:p>
          </table:table-cell>
          <table:table-cell table:formula="of:=180-DEGREES([.G50])" office:value-type="float" office:value="-62.6158176001317" calcext:value-type="float">
            <text:p>-62.6158176001317</text:p>
          </table:table-cell>
          <table:table-cell table:formula="of:=DEGREES([.G50])" office:value-type="float" office:value="242.615817600132" calcext:value-type="float">
            <text:p>242.6158176001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6:09:37.629764778</meta:creation-date>
    <dc:date>2024-12-26T18:09:29.762414999</dc:date>
    <meta:editing-duration>PT8M29S</meta:editing-duration>
    <meta:editing-cycles>1</meta:editing-cycles>
    <meta:document-statistic meta:table-count="1" meta:cell-count="244" meta:object-count="0"/>
    <meta:generator>LibreOffice/24.2.6.2$Linux_X86_64 LibreOffice_project/420$Build-2</meta:generator>
  </office:meta>
</office:document-meta>
</file>